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Helper.prepare( TestElement e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estBeanHelper.invokeOrBailOut( Object invokee , Method method , Object [ ] para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